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4.437cm" table:align="left"/>
    </style:style>
    <style:style style:name="Table1.A" style:family="table-column">
      <style:table-column-properties style:column-width="0.504cm"/>
    </style:style>
    <style:style style:name="Table1.B" style:family="table-column">
      <style:table-column-properties style:column-width="13.933cm"/>
    </style:style>
    <style:style style:name="Table1.A1" style:family="table-cell">
      <style:table-cell-properties style:vertical-align="middle" fo:padding="0.049cm" fo:border="none"/>
    </style:style>
    <style:style style:name="Table2" style:family="table">
      <style:table-properties style:width="9.211cm" table:align="left"/>
    </style:style>
    <style:style style:name="Table2.A" style:family="table-column">
      <style:table-column-properties style:column-width="0.452cm"/>
    </style:style>
    <style:style style:name="Table2.B" style:family="table-column">
      <style:table-column-properties style:column-width="8.75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656cm"/>
    </style:style>
    <style:style style:name="Table3.B" style:family="table-column">
      <style:table-column-properties style:column-width="2.683cm"/>
    </style:style>
    <style:style style:name="Table3.C" style:family="table-column">
      <style:table-column-properties style:column-width="11.661cm"/>
    </style:style>
    <style:style style:name="Table3.A1" style:family="table-cell">
      <style:table-cell-properties style:vertical-align="middle" fo:padding="0.049cm" fo:border="none"/>
    </style:style>
    <style:style style:name="P1" style:family="paragraph" style:parent-style-name="Standard">
      <style:text-properties fo:font-size="18pt" style:font-size-asian="18pt" style:font-size-complex="18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paragraph-properties fo:text-align="end" style:justify-single-word="false"/>
    </style:style>
    <style:style style:name="P15" style:family="paragraph" style:parent-style-name="Text_20_body" style:list-style-name="L13"/>
    <style:style style:name="P16" style:family="paragraph" style:parent-style-name="Text_20_body">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4">
      <style:paragraph-properties fo:margin-top="0cm" fo:margin-bottom="0cm"/>
    </style:style>
    <style:style style:name="P20" style:family="paragraph" style:parent-style-name="Text_20_body" style:list-style-name="L5">
      <style:paragraph-properties fo:margin-top="0cm" fo:margin-bottom="0cm"/>
    </style:style>
    <style:style style:name="P21" style:family="paragraph" style:parent-style-name="Text_20_body" style:list-style-name="L6">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8">
      <style:paragraph-properties fo:margin-top="0cm" fo:margin-bottom="0cm"/>
    </style:style>
    <style:style style:name="P24" style:family="paragraph" style:parent-style-name="Text_20_body" style:list-style-name="L9">
      <style:paragraph-properties fo:margin-top="0cm" fo:margin-bottom="0cm"/>
    </style:style>
    <style:style style:name="P25" style:family="paragraph" style:parent-style-name="Text_20_body" style:list-style-name="L10">
      <style:paragraph-properties fo:margin-top="0cm" fo:margin-bottom="0cm"/>
    </style:style>
    <style:style style:name="P26" style:family="paragraph" style:parent-style-name="Text_20_body" style:list-style-name="L11">
      <style:paragraph-properties fo:margin-top="0cm" fo:margin-bottom="0cm"/>
    </style:style>
    <style:style style:name="P27" style:family="paragraph" style:parent-style-name="Text_20_body" style:list-style-name="L12">
      <style:paragraph-properties fo:margin-top="0cm" fo:margin-bottom="0cm"/>
    </style:style>
    <style:style style:name="P28" style:family="paragraph" style:parent-style-name="Text_20_body" style:list-style-name="L13">
      <style:paragraph-properties fo:margin-top="0cm" fo:margin-bottom="0cm"/>
    </style:style>
    <style:style style:name="P29" style:family="paragraph" style:parent-style-name="Preformatted_20_Text" style:list-style-name="L1"/>
    <style:style style:name="P30" style:family="paragraph" style:parent-style-name="Preformatted_20_Text" style:list-style-name="L13"/>
    <style:style style:name="P31" style:family="paragraph" style:parent-style-name="Preformatted_20_Text">
      <style:paragraph-properties fo:margin-top="0cm" fo:margin-bottom="0.499cm"/>
    </style:style>
    <style:style style:name="P32" style:family="paragraph" style:parent-style-name="Preformatted_20_Text" style:list-style-name="L1">
      <style:paragraph-properties fo:margin-top="0cm" fo:margin-bottom="0.499cm"/>
    </style:style>
    <style:style style:name="P33" style:family="paragraph" style:parent-style-name="Preformatted_20_Text" style:list-style-name="L13">
      <style:paragraph-properties fo:margin-top="0cm" fo:margin-bottom="0.499cm"/>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cm" fo:margin-top="0cm" fo:margin-bottom="0cm" style:vertical-pos="top" style:vertical-rel="baseline" style:horizontal-pos="from-left" style:horizontal-rel="paragraph-content" fo:padding="0cm" fo:border="0.06pt solid #44444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1.5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tp://www.linusakesson.net/programming/tty/</text:h>
      <text:h text:style-name="Heading_20_1" text:outline-level="1">The TTY demystified</text:h>
      <text:p text:style-name="Text_20_body"><draw:frame draw:style-name="fr1" draw:name="graphics1" text:anchor-type="as-char" svg:width="9.684cm" svg:height="9.816cm" draw:z-index="0"><draw:image xlink:href="http://www.linusakesson.net/programming/tty/oldschool.jpg" xlink:type="simple" xlink:show="embed" xlink:actuate="onLoad"/><svg:title>Teletypes</svg:title></draw:frame> </text:p>
      <text:p text:style-name="Text_20_body">Real teletypes in the 1940s.</text:p>
      <text:p text:style-name="Text_20_body">The TTY subsystem is central to the design of Linux, and UNIX in general. Unfortunately, its importance is often overlooked, and it is difficult to find good introductory articles about it. I believe that a basic understanding of TTYs in Linux is essential for the developer and the advanced user.</text:p>
      <text:p text:style-name="Text_20_body">Beware, though: What you are about to see is not particularly elegant. In fact, the TTY subsystem — while quite functional from a user's point of view — is a twisty little mess of special cases. To understand how this came to be, we have to go back in time.</text:p>
      <text:h text:style-name="Heading_20_2" text:outline-level="2">History</text:h>
      <text:p text:style-name="Text_20_body">In 1869, the <text:span text:style-name="T1">stock ticker</text:span> was invented. It was an electro-mechanical machine consisting of a typewriter, a long pair of wires and a ticker tape printer, and its purpose was to distribute stock prices over long distances in realtime. This concept gradually evolved into the faster, ASCII-based <text:span text:style-name="T1">teletype</text:span>. Teletypes were once connected across the world in a large network, called <text:span text:style-name="T1">Telex</text:span>, which was used for transferring commercial telegrams, but the teletypes weren't connected to any computers yet.</text:p>
      <text:p text:style-name="Text_20_body">Meanwhile, however, the computers — still quite large and primitive, but able to multitask — were becoming powerful enough to be able to interact with users in realtime. When the command line eventually replaced the old batch processing model, teletypes were used as input and output devices, because they were readily available on the market.</text:p>
      <text:p text:style-name="Text_20_body">There was a plethora of teletype models around, all slightly different, so some kind of software compatibility layer was called for. In the UNIX world, the approach was to let the operating system <text:soft-page-break/>kernel handle all the low-level details, such as word length, baud rate, flow control, parity, control codes for rudimentary line editing and so on. Fancy cursor movements, colour output and other advanced features made possible in the late 1970s by solid state <text:span text:style-name="T1">video terminals</text:span> such as the VT-100, were left to the applications.</text:p>
      <text:p text:style-name="Text_20_body">In present time, we find ourselves in a world where physical teletypes and video terminals are practically extinct. Unless you visit a museum or a hardware enthusiast, all the TTYs you're likely to see will be emulated video terminals — software simulations of the real thing. But as we shall see, the legacy from the old cast-iron beasts is still lurking beneath the surface.</text:p>
      <text:h text:style-name="Heading_20_2" text:outline-level="2">The use cases</text:h>
      <text:p text:style-name="Text_20_body"><draw:frame draw:style-name="fr1" draw:name="graphics2" text:anchor-type="as-char" svg:width="16.484cm" svg:height="5.477cm" draw:z-index="1"><draw:image xlink:href="http://www.linusakesson.net/programming/tty/case1.png" xlink:type="simple" xlink:show="embed" xlink:actuate="onLoad"/><svg:title>Diagram</svg:title></draw:frame> </text:p>
      <text:p text:style-name="Text_20_body">A user types at a terminal (a physical teletype). This terminal is connected through a pair of wires to a <text:span text:style-name="T1">UART</text:span> (Universal Asynchronous Receiver and Transmitter) on the computer. The operating system contains a <text:span text:style-name="T1">UART driver</text:span> which manages the physical transmission of bytes, including parity checks and flow control. In a naïve system, the UART driver would then deliver the incoming bytes directly to some application process. But such an approach would lack the following essential features:</text:p>
      <text:p text:style-name="Text_20_body"><text:span text:style-name="T2">Line editing.</text:span> Most users make mistakes while typing, so a backspace key is often useful. This could of course be implemented by the applications themselves, but in accordance with the UNIX design philosophy, applications should be kept as simple as possible. So as a convenience, the operating system provides an editing buffer and some rudimentary editing commands (backspace, erase word, clear line, reprint), which are enabled by default inside the <text:span text:style-name="T1">line discipline</text:span>. Advanced applications may disable these features by putting the line discipline in <text:span text:style-name="T1">raw</text:span> mode instead of the default <text:span text:style-name="T1">cooked</text:span> (or <text:span text:style-name="T1">canonical</text:span>) mode. Most interactive applications (editors, mail user agents, shells, all programs relying on <text:span text:style-name="Teletype">curses</text:span> or <text:span text:style-name="Teletype">readline</text:span>) run in raw mode, and handle all the line editing commands themselves. The line discipline also contains options for character echoing and automatic conversion between carriage returns and linefeeds. Think of it as a primitive kernel-level <text:span text:style-name="Teletype">sed(1)</text:span>, if you like.</text:p>
      <text:p text:style-name="Text_20_body">Incidentally, the kernel provides several different line disciplines. Only one of them is attached to a given serial device at a time. The default discipline, which provides line editing, is called <text:span text:style-name="Teletype">N_TTY</text:span> (<text:span text:style-name="Teletype">drivers/char/n_tty.c</text:span>, if you're feeling adventurous). Other disciplines are used for other purposes, such as managing packet switched data (ppp, IrDA, serial mice), but that is outside the scope of this article.</text:p>
      <text:p text:style-name="Text_20_body"><text:span text:style-name="T2">Session management.</text:span> The user probably wants to run several programs simultaneously, and interact with them one at a time. If a program goes into an endless loop, the user may want to kill it or suspend it. Programs that are started in the background should be able to execute until they try to write to the terminal, at which point they should be suspended. Likewise, user input should be directed to the foreground program only. The operating system implements these features in the <text:soft-page-break/><text:span text:style-name="T1">TTY driver</text:span> (<text:span text:style-name="Teletype">drivers/char/tty_io.c</text:span>).</text:p>
      <text:p text:style-name="Text_20_body">An operating system process is "alive" (has an <text:span text:style-name="T1">execution context</text:span>), which means that it can perform actions. The TTY driver is not alive; in object oriented terminology, the TTY driver is a passive object. It has some data fields and some methods, but the only way it can actually do something is when one of its methods gets called from the context of a process or a kernel interrupt handler. The line discipline is likewise a passive entity.</text:p>
      <text:p text:style-name="Text_20_body">Together, a particular triplet of UART driver, line discipline instance and TTY driver may be referred to as a <text:span text:style-name="T1">TTY device</text:span>, or sometimes just TTY. A user process can affect the behaviour of any TTY device by manipulating the corresponding device file under <text:span text:style-name="Teletype">/dev</text:span>. Write permissions to the device file are required, so when a user logs in on a particular TTY, that user must become the owner of the device file. This is traditionally done by the <text:span text:style-name="Teletype">login(1)</text:span> program, which runs with root privileges.</text:p>
      <text:p text:style-name="Text_20_body">The physical line in the previous diagram could of course be a long-distance phone line:</text:p>
      <text:p text:style-name="Text_20_body"><draw:frame draw:style-name="fr1" draw:name="graphics3" text:anchor-type="as-char" svg:width="12.488cm" svg:height="2.17cm" draw:z-index="2"><draw:image xlink:href="http://www.linusakesson.net/programming/tty/case2.png" xlink:type="simple" xlink:show="embed" xlink:actuate="onLoad"/><svg:title>Diagram</svg:title></draw:frame> </text:p>
      <text:p text:style-name="Text_20_body">This does not change much, except that the system now has to handle a modem hangup situation as well.</text:p>
      <text:p text:style-name="Text_20_body">Let's move on to a typical desktop system. This is how the Linux console works:</text:p>
      <text:p text:style-name="Text_20_body"><draw:frame draw:style-name="fr1" draw:name="graphics4" text:anchor-type="as-char" svg:width="15.954cm" svg:height="5.477cm" draw:z-index="3"><draw:image xlink:href="http://www.linusakesson.net/programming/tty/case3.png" xlink:type="simple" xlink:show="embed" xlink:actuate="onLoad"/><svg:title>Diagram</svg:title></draw:frame> </text:p>
      <text:p text:style-name="Text_20_body">The TTY driver and line discipline behave just like in the previous examples, but there is no UART or physical terminal involved anymore. Instead, a video terminal (a complex state machine including a <text:span text:style-name="T1">frame buffer</text:span> of characters and graphical character attributes) is emulated in software, and rendered to a VGA display.</text:p>
      <text:p text:style-name="Text_20_body">The console subsystem is somewhat rigid. Things get more flexible (and abstract) if we move the terminal emulation into userland. This is how <text:span text:style-name="Teletype">xterm(1)</text:span> and its clones work:</text:p>
      <text:p text:style-name="Text_20_body"><text:soft-page-break/><draw:frame draw:style-name="fr1" draw:name="graphics5" text:anchor-type="as-char" svg:width="9.737cm" svg:height="6.959cm" draw:z-index="4"><draw:image xlink:href="http://www.linusakesson.net/programming/tty/case4.png" xlink:type="simple" xlink:show="embed" xlink:actuate="onLoad"/><svg:title>Diagram</svg:title></draw:frame> </text:p>
      <text:p text:style-name="Text_20_body">To facilitate moving the terminal emulation into userland, while still keeping the TTY subsystem (session management and line discipline) intact, the <text:span text:style-name="T1">pseudo terminal</text:span> or <text:span text:style-name="T1">pty</text:span> was invented. And as you may have guessed, things get even more complicated when you start running pseudo terminals inside pseudo terminals, à la <text:span text:style-name="Teletype">screen(1)</text:span> or <text:span text:style-name="Teletype">ssh(1)</text:span>.</text:p>
      <text:p text:style-name="Text_20_body">Now let's take a step back and see how all of this fits into the process model.</text:p>
      <text:h text:style-name="Heading_20_2" text:outline-level="2">Processes</text:h>
      <text:p text:style-name="Text_20_body">A Linux process can be in one of the following states:</text:p>
      <text:p text:style-name="P16"><draw:frame draw:style-name="fr1" draw:name="graphics6" text:anchor-type="as-char" svg:width="9.313cm" svg:height="2.196cm" draw:z-index="5"><draw:image xlink:href="http://www.linusakesson.net/programming/tty/linuxprocess.png" xlink:type="simple" xlink:show="embed" xlink:actuate="onLoad"/><svg:title>Process states</svg:title></draw:frame> </text:p>
      <table:table table:name="Table1" table:style-name="Table1">
        <table:table-column table:style-name="Table1.A"/>
        <table:table-column table:style-name="Table1.B"/>
        <table:table-row>
          <table:table-cell table:style-name="Table1.A1" office:value-type="string">
            <text:p text:style-name="Table_20_Contents">R</text:p>
          </table:table-cell>
          <table:table-cell table:style-name="Table1.A1" office:value-type="string">
            <text:p text:style-name="Table_20_Contents">Running or runnable (on run queue)</text:p>
          </table:table-cell>
        </table:table-row>
        <table:table-row>
          <table:table-cell table:style-name="Table1.A1" office:value-type="string">
            <text:p text:style-name="Table_20_Contents">D</text:p>
          </table:table-cell>
          <table:table-cell table:style-name="Table1.A1" office:value-type="string">
            <text:p text:style-name="Table_20_Contents">Uninterruptible sleep (waiting for some event)</text:p>
          </table:table-cell>
        </table:table-row>
        <table:table-row>
          <table:table-cell table:style-name="Table1.A1" office:value-type="string">
            <text:p text:style-name="Table_20_Contents">S</text:p>
          </table:table-cell>
          <table:table-cell table:style-name="Table1.A1" office:value-type="string">
            <text:p text:style-name="Table_20_Contents">Interruptible sleep (waiting for some event or signal)</text:p>
          </table:table-cell>
        </table:table-row>
        <table:table-row>
          <table:table-cell table:style-name="Table1.A1" office:value-type="string">
            <text:p text:style-name="Table_20_Contents">T</text:p>
          </table:table-cell>
          <table:table-cell table:style-name="Table1.A1" office:value-type="string">
            <text:p text:style-name="Table_20_Contents">Stopped, either by a job control signal or because it is being traced by a debugger.</text:p>
          </table:table-cell>
        </table:table-row>
        <table:table-row>
          <table:table-cell table:style-name="Table1.A1" office:value-type="string">
            <text:p text:style-name="Table_20_Contents">Z</text:p>
          </table:table-cell>
          <table:table-cell table:style-name="Table1.A1" office:value-type="string">
            <text:p text:style-name="Table_20_Contents">Zombie process, terminated but not yet reaped by its parent.</text:p>
          </table:table-cell>
        </table:table-row>
      </table:table>
      <text:p text:style-name="Text_20_body">By running <text:span text:style-name="Teletype">ps l</text:span>, you can see which processes are running, and which are sleeping. If a process is sleeping, the <text:span text:style-name="Teletype">WCHAN</text:span> column ("wait channel", the name of the wait queue) will tell you what kernel event the process is waiting for.</text:p>
      <text:p text:style-name="Preformatted_20_Text">$ ps l</text:p>
      <text:p text:style-name="Preformatted_20_Text">F <text:s text:c="2"/>UID <text:s text:c="2"/>PID <text:s/>PPID PRI <text:s/>NI <text:s text:c="3"/>VSZ <text:s text:c="2"/>RSS WCHAN <text:s/>STAT TTY <text:s text:c="7"/>TIME COMMAND</text:p>
      <text:p text:style-name="Preformatted_20_Text">0 <text:s text:c="2"/>500 <text:s/>5942 <text:s/>5928 <text:s/>15 <text:s text:c="2"/>0 <text:s/>12916 <text:s/>1460 wait <text:s text:c="2"/>Ss <text:s text:c="2"/>pts/14 <text:s text:c="4"/>0:00 -/bin/bash</text:p>
      <text:p text:style-name="Preformatted_20_Text">0 <text:s text:c="2"/>500 12235 <text:s/>5942 <text:s/>15 <text:s text:c="2"/>0 <text:s/>21004 <text:s/>3572 wait <text:s text:c="2"/>S+ <text:s text:c="2"/>pts/14 <text:s text:c="4"/>0:01 vim index.php</text:p>
      <text:p text:style-name="Preformatted_20_Text">0 <text:s text:c="2"/>500 12580 12235 <text:s/>15 <text:s text:c="2"/>0 <text:s text:c="2"/>8080 <text:s/>1440 wait <text:s text:c="2"/>S+ <text:s text:c="2"/>pts/14 <text:s text:c="4"/>0:00 /bin/bash -c (ps l) &gt;/tmp/v727757/1 2&gt;&amp;1</text:p>
      <text:p text:style-name="P31">0 <text:s text:c="2"/>500 12581 12580 <text:s/>15 <text:s text:c="2"/>0 <text:s text:c="2"/>4412 <text:s text:c="2"/>824 - <text:s text:c="5"/>R+ <text:s text:c="2"/>pts/14 <text:s text:c="4"/>0:00 ps l</text:p>
      <text:p text:style-name="Text_20_body">The "<text:span text:style-name="Teletype">wait</text:span>" wait queue corresponds to the <text:span text:style-name="Teletype">wait(2)</text:span> syscall, so these processes will be moved to the running state whenever there's a state change in one of their child processes. There are two sleeping states: Interruptible sleep and uninterruptible sleep. Interruptible sleep (the most common case) means that while the process is part of a wait queue, it may actually also be moved to the <text:soft-page-break/>running state when a signal is sent to it. If you look inside the kernel source code, you will find that any kernel code which is waiting for an event must check if a signal is pending after schedule() returns, and abort the syscall in that case.</text:p>
      <text:p text:style-name="Text_20_body">In the <text:span text:style-name="Teletype">ps</text:span> listing above, the <text:span text:style-name="Teletype">STAT</text:span> column displays the current state of each process. The same column may also contain one or more attributes, or flags: </text:p>
      <table:table table:name="Table2" table:style-name="Table2">
        <table:table-column table:style-name="Table2.A"/>
        <table:table-column table:style-name="Table2.B"/>
        <table:table-row>
          <table:table-cell table:style-name="Table2.A1" office:value-type="string">
            <text:p text:style-name="Table_20_Contents">s</text:p>
          </table:table-cell>
          <table:table-cell table:style-name="Table2.A1" office:value-type="string">
            <text:p text:style-name="Table_20_Contents">This process is a session leader.</text:p>
          </table:table-cell>
        </table:table-row>
        <table:table-row>
          <table:table-cell table:style-name="Table2.A1" office:value-type="string">
            <text:p text:style-name="Table_20_Contents">+</text:p>
          </table:table-cell>
          <table:table-cell table:style-name="Table2.A1" office:value-type="string">
            <text:p text:style-name="Table_20_Contents">This process is part of a foreground process group.</text:p>
          </table:table-cell>
        </table:table-row>
      </table:table>
      <text:p text:style-name="Text_20_body">These attributes are used for job control.</text:p>
      <text:h text:style-name="Heading_20_2" text:outline-level="2">Jobs and sessions</text:h>
      <text:p text:style-name="Text_20_body">Job control is what happens when you press <text:span text:style-name="Teletype">^Z</text:span> to suspend a program, or when you start a program in the background using <text:span text:style-name="Teletype">&amp;</text:span>. A job is the same as a process group. Internal shell commands like <text:span text:style-name="Teletype">jobs</text:span>, <text:span text:style-name="Teletype">fg</text:span> and <text:span text:style-name="Teletype">bg</text:span> can be used to manipulate the existing jobs within a <text:span text:style-name="T1">session</text:span>. Each session is managed by a <text:span text:style-name="T1">session leader</text:span>, the shell, which is cooperating tightly with the kernel using a complex protocol of signals and system calls.</text:p>
      <text:p text:style-name="Text_20_body">The following example illustrates the relationship between processes, jobs and sessions:</text:p>
      <text:h text:style-name="Heading_20_3" text:outline-level="3">The following shell interactions...</text:h>
      <text:p text:style-name="Text_20_body"><draw:frame draw:style-name="fr2" draw:name="graphics7" text:anchor-type="as-char" svg:width="12.756cm" svg:height="6.962cm" draw:z-index="6"><draw:image xlink:href="http://www.linusakesson.net/programming/tty/exampleterm.png" xlink:type="simple" xlink:show="embed" xlink:actuate="onLoad"/><svg:title>Screenshot</svg:title></draw:frame> </text:p>
      <text:h text:style-name="Heading_20_3" text:outline-level="3"><text:soft-page-break/>...correspond to these processes...</text:h>
      <text:p text:style-name="Text_20_body"><draw:frame draw:style-name="fr1" draw:name="graphics8" text:anchor-type="as-char" svg:width="17.912cm" svg:height="6.8cm" draw:z-index="7"><draw:image xlink:href="http://www.linusakesson.net/programming/tty/examplediagram.png" xlink:type="simple" xlink:show="embed" xlink:actuate="onLoad"/><svg:title>Table</svg:title></draw:frame> </text:p>
      <text:h text:style-name="Heading_20_3" text:outline-level="3">...and these kernel structures.</text:h>
      <text:list xml:id="list1313452122" text:style-name="L1">
        <text:list-item>
          <text:p text:style-name="P2">TTY Driver (<text:span text:style-name="Teletype">/dev/pts/0</text:span>). </text:p>
          <text:p text:style-name="P29">Size: 45x13</text:p>
          <text:p text:style-name="P29">Controlling process group: (101)</text:p>
          <text:p text:style-name="P29">Foreground process group: (103)</text:p>
          <text:p text:style-name="P29">UART configuration (ignored, since this is an xterm):</text:p>
          <text:p text:style-name="P29"><text:s text:c="2"/>Baud rate, parity, word length and much more.</text:p>
          <text:p text:style-name="P29">Line discipline configuration:</text:p>
          <text:p text:style-name="P29"><text:s text:c="2"/>cooked/raw mode, linefeed correction,</text:p>
          <text:p text:style-name="P29"><text:s text:c="2"/>meaning of interrupt characters etc.</text:p>
          <text:p text:style-name="P29">Line discipline state:</text:p>
          <text:p text:style-name="P29"><text:s text:c="2"/>edit buffer (currently empty),</text:p>
          <text:p text:style-name="P32"><text:s text:c="2"/>cursor position within buffer etc.</text:p>
        </text:list-item>
        <text:list-item>
          <text:p text:style-name="P2">pipe0 </text:p>
          <text:p text:style-name="P29">Readable end (connected to PID 104 as file descriptor 0)</text:p>
          <text:p text:style-name="P29">Writable end (connected to PID 103 as file descriptor 1)</text:p>
          <text:p text:style-name="P32">Buffer</text:p>
        </text:list-item>
      </text:list>
      <text:p text:style-name="Text_20_body">The basic idea is that every pipeline is a job, because every process in a pipeline should be manipulated (stopped, resumed, killed) simultaneously. That's why <text:span text:style-name="Teletype">kill(2)</text:span> allows you to send signals to entire process groups. By default, <text:span text:style-name="Teletype">fork(2)</text:span> places a newly created child process in the same process group as its parent, so that e.g. a <text:span text:style-name="Teletype">^C</text:span> from the keyboard will affect both parent and child. But the shell, as part of its session leader duties, creates a new process group every time it launches a pipeline.</text:p>
      <text:p text:style-name="Text_20_body">The TTY driver keeps track of the foreground process group id, but only in a passive way. The session leader has to update this information explicitly when necessary. Similarly, the TTY driver keeps track of the size of the connected terminal, but this information has to be updated explicitly, by the terminal emulator or even by the user.</text:p>
      <text:p text:style-name="Text_20_body">As you can see in the diagram above, several processes have <text:span text:style-name="Teletype">/dev/pts/0</text:span> attached to their standard input. But only the foreground job (the <text:span text:style-name="Teletype">ls | sort</text:span> pipeline) will receive input from the TTY. Likewise, only the foreground job will be allowed to write to the TTY device (in the default configuration). If the cat process were to attempt to write to the TTY, the kernel would suspend it using a signal.</text:p>
      <text:h text:style-name="Heading_20_2" text:outline-level="2"><text:soft-page-break/>Signal madness</text:h>
      <text:p text:style-name="Text_20_body">Now let's take a closer look at how the TTY drivers, the line disciplines and the UART drivers in the kernel communicate with the userland processes.</text:p>
      <text:p text:style-name="Text_20_body">UNIX files, including the TTY device file, can of course be read from and written to, and further manipulated by means of the magic <text:span text:style-name="Teletype">ioctl(2)</text:span> call (the Swiss army-knife of UNIX) for which lots of TTY related operations have been defined. Still, <text:span text:style-name="Teletype">ioctl</text:span> requests have to be initiated from processes, so they can't be used when the kernel needs to communicate <text:span text:style-name="T1">asynchronously</text:span> with an application.</text:p>
      <text:p text:style-name="Text_20_body">In <text:span text:style-name="T1">The Hitchhiker's Guide to the Galaxy</text:span>, Douglas Adams mentions an extremely dull planet, inhabited by a bunch of depressed humans and a certain breed of animals with sharp teeth which communicate with the humans by biting them very hard in the thighs. This is strikingly similar to UNIX, in which the kernel communicates with processes by sending paralyzing or deadly signals to them. Processes may intercept some of the signals, and try to adapt to the situation, but most of them don't.</text:p>
      <text:p text:style-name="Text_20_body">So a signal is a crude mechanism that allows the kernel to communicate asynchronously with a process. Signals in UNIX aren't clean or general; rather, each signal is unique, and must be studied individually.</text:p>
      <text:p text:style-name="Text_20_body">You can use the command <text:span text:style-name="Teletype">kill -l</text:span> to see which signals your system implements. This is what it may look like:</text:p>
      <text:p text:style-name="Preformatted_20_Text">$ kill -l</text:p>
      <text:p text:style-name="Preformatted_20_Text"><text:s/>1) SIGHUP <text:s text:c="6"/>2) SIGINT <text:s text:c="6"/>3) SIGQUIT <text:s text:c="5"/>4) SIGILL</text:p>
      <text:p text:style-name="Preformatted_20_Text"><text:s/>5) SIGTRAP <text:s text:c="5"/>6) SIGABRT <text:s text:c="5"/>7) SIGBUS <text:s text:c="6"/>8) SIGFPE</text:p>
      <text:p text:style-name="Preformatted_20_Text"><text:s/>9) SIGKILL <text:s text:c="4"/>10) SIGUSR1 <text:s text:c="4"/>11) SIGSEGV <text:s text:c="4"/>12) SIGUSR2</text:p>
      <text:p text:style-name="Preformatted_20_Text">13) SIGPIPE <text:s text:c="4"/>14) SIGALRM <text:s text:c="4"/>15) SIGTERM <text:s text:c="4"/>16) SIGSTKFLT</text:p>
      <text:p text:style-name="Preformatted_20_Text">17) SIGCHLD <text:s text:c="4"/>18) SIGCONT <text:s text:c="4"/>19) SIGSTOP <text:s text:c="4"/>20) SIGTSTP</text:p>
      <text:p text:style-name="Preformatted_20_Text">21) SIGTTIN <text:s text:c="4"/>22) SIGTTOU <text:s text:c="4"/>23) SIGURG <text:s text:c="5"/>24) SIGXCPU</text:p>
      <text:p text:style-name="Preformatted_20_Text">25) SIGXFSZ <text:s text:c="4"/>26) SIGVTALRM <text:s text:c="2"/>27) SIGPROF <text:s text:c="4"/>28) SIGWINCH</text:p>
      <text:p text:style-name="Preformatted_20_Text">29) SIGIO <text:s text:c="6"/>30) SIGPWR <text:s text:c="5"/>31) SIGSYS <text:s text:c="5"/>34) SIGRTMIN</text:p>
      <text:p text:style-name="Preformatted_20_Text">35) SIGRTMIN+1 <text:s/>36) SIGRTMIN+2 <text:s/>37) SIGRTMIN+3 <text:s/>38) SIGRTMIN+4</text:p>
      <text:p text:style-name="Preformatted_20_Text">39) SIGRTMIN+5 <text:s/>40) SIGRTMIN+6 <text:s/>41) SIGRTMIN+7 <text:s/>42) SIGRTMIN+8</text:p>
      <text:p text:style-name="Preformatted_20_Text">43) SIGRTMIN+9 <text:s/>44) SIGRTMIN+10 45) SIGRTMIN+11 46) SIGRTMIN+12</text:p>
      <text:p text:style-name="Preformatted_20_Text">47) SIGRTMIN+13 48) SIGRTMIN+14 49) SIGRTMIN+15 50) SIGRTMAX-14</text:p>
      <text:p text:style-name="Preformatted_20_Text">51) SIGRTMAX-13 52) SIGRTMAX-12 53) SIGRTMAX-11 54) SIGRTMAX-10</text:p>
      <text:p text:style-name="Preformatted_20_Text">55) SIGRTMAX-9 <text:s/>56) SIGRTMAX-8 <text:s/>57) SIGRTMAX-7 <text:s/>58) SIGRTMAX-6</text:p>
      <text:p text:style-name="Preformatted_20_Text">59) SIGRTMAX-5 <text:s/>60) SIGRTMAX-4 <text:s/>61) SIGRTMAX-3 <text:s/>62) SIGRTMAX-2</text:p>
      <text:p text:style-name="P31">63) SIGRTMAX-1 <text:s/>64) SIGRTMAX <text:s text:c="3"/></text:p>
      <text:p text:style-name="Text_20_body">As you can see, signals are numbered starting with 1. However, when they are used in bitmasks (e.g. in the output of <text:span text:style-name="Teletype">ps s</text:span>), the least significant bit corresponds to signal 1.</text:p>
      <text:p text:style-name="Text_20_body">This article will focus on the following signals: <text:span text:style-name="Teletype">SIGHUP</text:span>, <text:span text:style-name="Teletype">SIGINT</text:span>, <text:span text:style-name="Teletype">SIGQUIT</text:span>, <text:span text:style-name="Teletype">SIGPIPE</text:span>, <text:span text:style-name="Teletype">SIGCHLD</text:span>, <text:span text:style-name="Teletype">SIGSTOP</text:span>, <text:span text:style-name="Teletype">SIGCONT</text:span>, <text:span text:style-name="Teletype">SIGTSTP</text:span>, <text:span text:style-name="Teletype">SIGTTIN</text:span>, <text:span text:style-name="Teletype">SIGTTOU</text:span> and <text:span text:style-name="Teletype">SIGWINCH</text:span>.</text:p>
      <text:h text:style-name="Heading_20_3" text:outline-level="3">SIGHUP</text:h>
      <text:list xml:id="list776752428" text:style-name="L2">
        <text:list-item>
          <text:p text:style-name="P17">Default action: <text:span text:style-name="T2">Terminate</text:span> </text:p>
        </text:list-item>
        <text:list-item>
          <text:p text:style-name="P3">Possible actions: Terminate, Ignore, Function call</text:p>
        </text:list-item>
      </text:list>
      <text:p text:style-name="Text_20_body"><text:span text:style-name="Teletype">SIGHUP</text:span> is sent by the UART driver to the entire session when a hangup condition has been detected. Normally, this will kill all the processes. Some programs, such as <text:span text:style-name="Teletype">nohup(1)</text:span> and <text:span text:style-name="Teletype">screen(1)</text:span>, detach from their session (and TTY), so that their child processes won't notice a hangup.</text:p>
      <text:h text:style-name="Heading_20_3" text:outline-level="3"><text:soft-page-break/>SIGINT</text:h>
      <text:list xml:id="list43396796" text:style-name="L3">
        <text:list-item>
          <text:p text:style-name="P18">Default action: <text:span text:style-name="T2">Terminate</text:span> </text:p>
        </text:list-item>
        <text:list-item>
          <text:p text:style-name="P4">Possible actions: Terminate, Ignore, Function call</text:p>
        </text:list-item>
      </text:list>
      <text:p text:style-name="Text_20_body"><text:span text:style-name="Teletype">SIGINT</text:span> is sent by the TTY driver to the current foreground job when the <text:span text:style-name="T1">interactive attention</text:span> character (typically <text:span text:style-name="Teletype">^C</text:span>, which has ASCII code 3) appears in the input stream, unless this behaviour has been turned off. Anybody with access permissions to the TTY device can change the interactive attention character and toggle this feature; additionally, the session manager keeps track of the TTY configuration of each job, and updates the TTY whenever there is a job switch.</text:p>
      <text:h text:style-name="Heading_20_3" text:outline-level="3">SIGQUIT</text:h>
      <text:list xml:id="list1813568348" text:style-name="L4">
        <text:list-item>
          <text:p text:style-name="P19">Default action: <text:span text:style-name="T2">Core dump</text:span> </text:p>
        </text:list-item>
        <text:list-item>
          <text:p text:style-name="P5">Possible actions: Core dump, Ignore, Function call</text:p>
        </text:list-item>
      </text:list>
      <text:p text:style-name="Text_20_body"><text:span text:style-name="Teletype">SIGQUIT</text:span> works just like <text:span text:style-name="Teletype">SIGINT</text:span>, but the quit character is typically <text:span text:style-name="Teletype">^\</text:span> and the default action is different.</text:p>
      <text:h text:style-name="Heading_20_3" text:outline-level="3">SIGPIPE</text:h>
      <text:list xml:id="list1262309261" text:style-name="L5">
        <text:list-item>
          <text:p text:style-name="P20">Default action: <text:span text:style-name="T2">Terminate</text:span> </text:p>
        </text:list-item>
        <text:list-item>
          <text:p text:style-name="P6">Possible actions: Terminate, Ignore, Function call</text:p>
        </text:list-item>
      </text:list>
      <text:p text:style-name="Text_20_body">The kernel sends <text:span text:style-name="Teletype">SIGPIPE</text:span> to any process which tries to write to a pipe with no readers. This is useful, because otherwise jobs like <text:span text:style-name="Teletype">yes | head</text:span> would never terminate.</text:p>
      <text:h text:style-name="Heading_20_3" text:outline-level="3">SIGCHLD</text:h>
      <text:list xml:id="list504710947" text:style-name="L6">
        <text:list-item>
          <text:p text:style-name="P21">Default action: <text:span text:style-name="T2">Ignore</text:span> </text:p>
        </text:list-item>
        <text:list-item>
          <text:p text:style-name="P7">Possible actions: Ignore, Function call</text:p>
        </text:list-item>
      </text:list>
      <text:p text:style-name="Text_20_body">When a process dies or changes state (stop/continue), the kernel sends a <text:span text:style-name="Teletype">SIGCHLD</text:span> to its parent process. The <text:span text:style-name="Teletype">SIGCHLD</text:span> signal carries additional information, namely the process id, the user id, the exit status (or termination signal) of the terminated process and some execution time statistics. The session leader (shell) keeps track of its jobs using this signal.</text:p>
      <text:h text:style-name="Heading_20_3" text:outline-level="3">SIGSTOP</text:h>
      <text:list xml:id="list1892987101" text:style-name="L7">
        <text:list-item>
          <text:p text:style-name="P22">Default action: <text:span text:style-name="T2">Suspend</text:span> </text:p>
        </text:list-item>
        <text:list-item>
          <text:p text:style-name="P8">Possible actions: Suspend</text:p>
        </text:list-item>
      </text:list>
      <text:p text:style-name="Text_20_body">This signal will unconditionally suspend the recipient, i.e. its signal action can't be reconfigured. Please note, however, that <text:span text:style-name="Teletype">SIGSTOP</text:span> isn't sent by the kernel during job control. Instead, <text:span text:style-name="Teletype">^Z</text:span> typically triggers a <text:span text:style-name="Teletype">SIGTSTP</text:span>, which can be intercepted by the application. The application may then e.g. move the cursor to the bottom of the screen or otherwise put the terminal in a known state, and subsequently put itself to sleep using <text:span text:style-name="Teletype">SIGSTOP</text:span>.</text:p>
      <text:h text:style-name="Heading_20_3" text:outline-level="3">SIGCONT</text:h>
      <text:list xml:id="list675522437" text:style-name="L8">
        <text:list-item>
          <text:p text:style-name="P23">Default action: <text:span text:style-name="T2">Wake up</text:span> </text:p>
        </text:list-item>
        <text:list-item>
          <text:p text:style-name="P9">Possible actions: Wake up, Wake up + Function call</text:p>
        </text:list-item>
      </text:list>
      <text:p text:style-name="Text_20_body"><text:span text:style-name="Teletype">SIGCONT</text:span> will un-suspend a stopped process. It is sent explicitly by the shell when the user invokes the <text:span text:style-name="Teletype">fg</text:span> command. Since <text:span text:style-name="Teletype">SIGSTOP</text:span> can't be intercepted by an application, an unexpected <text:span text:style-name="Teletype">SIGCONT</text:span> <text:soft-page-break/>signal might indicate that the process was suspended some time ago, and then un-suspended.</text:p>
      <text:h text:style-name="Heading_20_3" text:outline-level="3">SIGTSTP</text:h>
      <text:list xml:id="list934560460" text:style-name="L9">
        <text:list-item>
          <text:p text:style-name="P24">Default action: <text:span text:style-name="T2">Suspend</text:span> </text:p>
        </text:list-item>
        <text:list-item>
          <text:p text:style-name="P10">Possible actions: Suspend, Ignore, Function call</text:p>
        </text:list-item>
      </text:list>
      <text:p text:style-name="Text_20_body"><text:span text:style-name="Teletype">SIGTSTP</text:span> works just like <text:span text:style-name="Teletype">SIGINT</text:span> and <text:span text:style-name="Teletype">SIGQUIT</text:span>, but the magic character is typically <text:span text:style-name="Teletype">^Z</text:span> and the default action is to suspend the process.</text:p>
      <text:h text:style-name="Heading_20_3" text:outline-level="3">SIGTTIN</text:h>
      <text:list xml:id="list809579925" text:style-name="L10">
        <text:list-item>
          <text:p text:style-name="P25">Default action: <text:span text:style-name="T2">Suspend</text:span> </text:p>
        </text:list-item>
        <text:list-item>
          <text:p text:style-name="P11">Possible actions: Suspend, Ignore, Function call</text:p>
        </text:list-item>
      </text:list>
      <text:p text:style-name="Text_20_body">If a process within a background job tries to read from a TTY device, the TTY sends a <text:span text:style-name="Teletype">SIGTTIN</text:span> signal to the entire job. This will normally suspend the job.</text:p>
      <text:h text:style-name="Heading_20_3" text:outline-level="3">SIGTTOU</text:h>
      <text:list xml:id="list652752147" text:style-name="L11">
        <text:list-item>
          <text:p text:style-name="P26">Default action: <text:span text:style-name="T2">Suspend</text:span> </text:p>
        </text:list-item>
        <text:list-item>
          <text:p text:style-name="P12">Possible actions: Suspend, Ignore, Function call</text:p>
        </text:list-item>
      </text:list>
      <text:p text:style-name="Text_20_body">If a process within a background job tries to write to a TTY device, the TTY sends a <text:span text:style-name="Teletype">SIGTTOU</text:span> signal to the entire job. This will normally suspend the job. It is possible to turn off this feature on a per-TTY basis.</text:p>
      <text:h text:style-name="Heading_20_3" text:outline-level="3">SIGWINCH</text:h>
      <text:list xml:id="list1532617076" text:style-name="L12">
        <text:list-item>
          <text:p text:style-name="P27">Default action: <text:span text:style-name="T2">Ignore</text:span> </text:p>
        </text:list-item>
        <text:list-item>
          <text:p text:style-name="P13">Possible actions: Ignore, Function call</text:p>
        </text:list-item>
      </text:list>
      <text:p text:style-name="Text_20_body">As mentioned, the TTY device keeps track of the terminal size, but this information needs to be updated manually. Whenever that happens, the TTY device sends <text:span text:style-name="Teletype">SIGWINCH</text:span> to the foreground job. Well-behaving interactive applications, such as editors, react upon this, fetch the new terminal size from the TTY device and redraw themselves accordingly.</text:p>
      <text:h text:style-name="Heading_20_2" text:outline-level="2">An example</text:h>
      <text:p text:style-name="Text_20_body">Suppose that you are editing a file in your (terminal based) editor of choice. The cursor is somewhere in the middle of the screen, and the editor is busy executing some processor intensive task, such as a search and replace operation on a large file. Now you press <text:span text:style-name="Teletype">^Z</text:span>. Since the line discipline has been configured to intercept this character (<text:span text:style-name="Teletype">^Z</text:span> is a single byte, with ASCII code 26), you don't have to wait for the editor to complete its task and start reading from the TTY device. Instead, the line discipline subsystem instantly sends <text:span text:style-name="Teletype">SIGTSTP</text:span> to the foreground process group. This process group contains the editor, as well as any child processes created by it.</text:p>
      <text:p text:style-name="Text_20_body">The editor has installed a signal handler for <text:span text:style-name="Teletype">SIGTSTP</text:span>, so the kernel diverts the process into executing the signal handler code. This code moves the cursor to the last line on the screen, by writing the corresponding control sequences to the TTY device. Since the editor is still in the foreground, the control sequences are transmitted as requested. But then the editor sends a <text:span text:style-name="Teletype">SIGSTOP</text:span> to its own process group.</text:p>
      <text:p text:style-name="Text_20_body">The editor has now been stopped. This fact is reported to the session leader using a <text:span text:style-name="Teletype">SIGCHLD</text:span> signal, which includes the id of the suspended process. When all processes in the foreground job <text:soft-page-break/>have been suspended, the session leader reads the current configuration from the TTY device, and stores it for later retrieval. The session leader goes on to install itself as the current foreground process group for the TTY using an <text:span text:style-name="Teletype">ioctl</text:span> call. Then, it prints something like "[1]+ Stopped" to inform the user that a job was just suspended.</text:p>
      <text:p text:style-name="Text_20_body">At this point, <text:span text:style-name="Teletype">ps(1)</text:span> will tell you that the editor process is in the stopped state ("<text:span text:style-name="Teletype">T</text:span>"). If we try to wake it up, either by using the <text:span text:style-name="Teletype">bg</text:span> built-in shell command, or by using <text:span text:style-name="Teletype">kill(1)</text:span> to send <text:span text:style-name="Teletype">SIGCONT</text:span> to the process(es), the editor will start executing its <text:span text:style-name="Teletype">SIGCONT</text:span> signal handler. This signal handler will probably attempt to redraw the editor GUI by writing to the TTY device. But since the editor is now a background job, the TTY device will not allow it. Instead, the TTY will send <text:span text:style-name="Teletype">SIGTTOU</text:span> to the editor, stopping it again. This fact will be communicated to the session leader using <text:span text:style-name="Teletype">SIGCHLD</text:span>, and the shell will once again write "[1]+ Stopped" to the terminal.</text:p>
      <text:p text:style-name="Text_20_body">When we type <text:span text:style-name="Teletype">fg</text:span>, however, the shell first restores the line discipline configuration that was saved earlier. It informs the TTY driver that the editor job should be treated as the foreground job from now on. And finally, it sends a <text:span text:style-name="Teletype">SIGCONT</text:span> signal to the process group. The editor process attempts to redraw its GUI, and this time it will not be interrupted by <text:span text:style-name="Teletype">SIGTTOU</text:span> since it is now a part of the foreground job.</text:p>
      <text:h text:style-name="Heading_20_2" text:outline-level="2">Flow control and blocking I/O</text:h>
      <text:p text:style-name="Text_20_body"><draw:a xlink:type="simple" xlink:href="http://www.linusakesson.net/pix/data/061001-1/dsc00043.jpg"><draw:frame draw:style-name="fr3" draw:name="graphics9" text:anchor-type="as-char" svg:width="7.99cm" svg:height="6.006cm" draw:z-index="8"><draw:image xlink:href="http://www.linusakesson.net/pix/data/061001-1/300/300/dsc00043.jpg" xlink:type="simple" xlink:show="embed" xlink:actuate="onLoad"/></draw:frame></draw:a></text:p>
      <text:p text:style-name="Text_20_body">Run <text:span text:style-name="Teletype">yes</text:span> in an <text:span text:style-name="Teletype">xterm</text:span>, and you will see a lot of "<text:span text:style-name="Teletype">y</text:span>" lines swooshing past your eyes. Naturally, the <text:span text:style-name="Teletype">yes</text:span> process is able to generate "<text:span text:style-name="Teletype">y</text:span>" lines much faster than the <text:span text:style-name="Teletype">xterm</text:span> application is able to parse them, update its frame buffer, communicate with the X server in order to scroll the window and so on. How is it possible for these programs to cooperate?</text:p>
      <text:p text:style-name="Text_20_body">The answer lies in <text:span text:style-name="T1">blocking I/O</text:span>. The pseudo terminal can only keep a certain amount of data inside its kernel buffer, and when that buffer is full and <text:span text:style-name="Teletype">yes</text:span> tries to call <text:span text:style-name="Teletype">write(2)</text:span>, then <text:span text:style-name="Teletype">write(2)</text:span> will <text:span text:style-name="T1">block</text:span>, moving the <text:span text:style-name="Teletype">yes</text:span> process into the interruptible sleep state where it remains until the <text:span text:style-name="Teletype">xterm</text:span> process has had a chance to read off some of the buffered bytes.</text:p>
      <text:p text:style-name="Text_20_body">The same thing happens if the TTY is connected to a serial port. <text:span text:style-name="Teletype">yes</text:span> would be able to transmit data at a much higher rate than, say, 9600 baud, but if the serial port is limited to that speed, the kernel buffer soon fills up and any subsequent <text:span text:style-name="Teletype">write(2)</text:span> calls block the process (or fail with the error code <text:span text:style-name="Teletype">EAGAIN</text:span> if the process has requested non-blocking I/O).</text:p>
      <text:p text:style-name="Text_20_body">What if I told you, that it is possible to explicitly put the TTY in a blocking state even though there is space left in the kernel buffer? That until further notice, every process trying to <text:span text:style-name="Teletype">write(2)</text:span> to the TTY automatically blocks. What would be the use of such a feature?</text:p>
      <text:p text:style-name="Text_20_body">Suppose we're talking to some old VT-100 hardware at 9600 baud. We just sent a complex control sequence asking the terminal to scroll the display. At this point, the terminal gets so bogged down <text:soft-page-break/>with the scrolling operation, that it's unable to receive new data at the full rate of 9600 baud. Well, physically, the terminal UART still runs at 9600 baud, but there won't be enough buffer space in the terminal to keep a backlog of received characters. This is when it would be a good time to put the TTY in a blocking state. But how do we do that from the terminal?</text:p>
      <text:p text:style-name="Text_20_body">We have already seen that a TTY device may be configured to give certain data bytes a special treatment. In the default configuration, for instance, a received <text:span text:style-name="Teletype">^C</text:span> byte won't be handed off to the application through <text:span text:style-name="Teletype">read(2)</text:span>, but will instead cause a <text:span text:style-name="Teletype">SIGINT</text:span> to be delivered to the foreground job. In a similar way, it is possible to configure the TTY to react on a <text:span text:style-name="T1">stop flow</text:span> byte and a <text:span text:style-name="T1">start flow</text:span> byte. These are typically <text:span text:style-name="Teletype">^S</text:span> (ASCII code 19) and <text:span text:style-name="Teletype">^Q</text:span> (ASCII code 17) respectively. Old hardware terminals transmit these bytes automatically, and expect the operating system to regulate its flow of data accordingly. This is called flow control, and it's the reason why your <text:span text:style-name="Teletype">xterm</text:span> sometimes appears to lock up when you accidentally press <text:span text:style-name="Teletype">^S</text:span>.</text:p>
      <text:p text:style-name="Text_20_body">There's an important difference here: Writing to a TTY which is stopped due to flow control, or due to lack of kernel buffer space, will <text:span text:style-name="T1">block</text:span> your process, whereas writing to a TTY from a background job will cause a <text:span text:style-name="Teletype">SIGTTOU</text:span> to suspend the entire process group. I don't know why the designers of UNIX had to go all the way to invent <text:span text:style-name="Teletype">SIGTTOU</text:span> and <text:span text:style-name="Teletype">SIGTTIN</text:span> instead of relying on blocking I/O, but my best guess is that the TTY driver, being in charge of job control, was designed to monitor and manipulate whole jobs; never the individual processes within them.</text:p>
      <text:h text:style-name="Heading_20_2" text:outline-level="2">Configuring the TTY device</text:h>
      <text:p text:style-name="Text_20_body"><draw:frame draw:style-name="fr1" draw:name="graphics10" text:anchor-type="as-char" svg:width="10.583cm" svg:height="9.657cm" draw:z-index="9"><draw:image xlink:href="http://www.linusakesson.net/programming/tty/cockpit.jpg" xlink:type="simple" xlink:show="embed" xlink:actuate="onLoad"/><svg:title>Control panel</svg:title></draw:frame> </text:p>
      <text:p text:style-name="Text_20_body">To find out what the controlling TTY for your shell is called, you could refer to the <text:span text:style-name="Teletype">ps l</text:span> listing as described earlier, or you could simply run the <text:span text:style-name="Teletype">tty(1)</text:span> command.</text:p>
      <text:p text:style-name="Text_20_body">A process may read or modify the configuration of an open TTY device using <text:span text:style-name="Teletype">ioctl(2)</text:span>. The API is described in <text:span text:style-name="Teletype">tty_ioctl(4)</text:span>. Since it's part of the binary interface between Linux applications and the kernel, it will remain stable across Linux versions. However, the interface is non-portable, and applications should rather use the POSIX wrappers described in the <text:span text:style-name="Teletype">termios(3)</text:span> man page.</text:p>
      <text:p text:style-name="Text_20_body">I won't go into the details of the <text:span text:style-name="Teletype">termios(3)</text:span> interface, but if you're writing a C program and would like to intercept <text:span text:style-name="Teletype">^C</text:span> before it becomes a <text:span text:style-name="Teletype">SIGINT</text:span>, disable line editing or character echoing, change the baud rate of a serial port, turn off flow control etc. then you will find what you need in <text:soft-page-break/>the aforementioned man page.</text:p>
      <text:p text:style-name="Text_20_body">There is also a command line tool, called <text:span text:style-name="Teletype">stty(1)</text:span>, to manipulate TTY devices. It uses the <text:span text:style-name="Teletype">termios(3)</text:span> API.</text:p>
      <text:p text:style-name="Text_20_body">Let's try it!</text:p>
      <text:p text:style-name="Text_20_body"><text:span text:style-name="Teletype">$ stty -a<text:line-break/>speed 38400 baud; rows 73; columns 238; line = 0;<text:line-break/>intr = ^C; quit = ^\; erase = ^?; kill = ^U; eof = ^D; eol = &lt;undef&gt;; eol2 = &lt;undef&gt;; swtch = &lt;undef&gt;; start = ^Q; stop = ^S; susp = ^Z; rprnt = ^R; werase = ^W; lnext = ^V; flush = ^O; min = 1; time = 0;<text:line-break/>-parenb -parodd cs8 -hupcl -cstopb cread -clocal -crtscts<text:line-break/>-ignbrk brkint ignpar -parmrk -inpck -istrip -inlcr -igncr icrnl ixon -ixoff -iuclc -ixany imaxbel -iutf8<text:line-break/>opost -olcuc -ocrnl onlcr -onocr -onlret -ofill -ofdel nl0 cr0 tab0 bs0 vt0 ff0<text:line-break/>isig icanon iexten echo echoe echok -echonl -noflsh -xcase -tostop -echoprt echoctl echoke</text:span></text:p>
      <text:p text:style-name="Text_20_body">The <text:span text:style-name="Teletype">-a</text:span> flag tells stty to display <text:span text:style-name="T2">all</text:span> settings. By default, it will look at the TTY device attached to your shell, but you can specify another device with <text:span text:style-name="Teletype">-F</text:span>.</text:p>
      <text:p text:style-name="Text_20_body">Some of these settings refer to UART parameters, some affect the line discipline and some are for job control. <text:span text:style-name="T1">All mixed up in a bucket for monsieur.</text:span> Let's have a look at the first lin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speed</text:p>
          </table:table-cell>
          <table:table-cell table:style-name="Table3.A1" office:value-type="string">
            <text:p text:style-name="Table_20_Contents">UART</text:p>
          </table:table-cell>
          <table:table-cell table:style-name="Table3.A1" office:value-type="string">
            <text:p text:style-name="Table_20_Contents">The baud rate. Ignored for pseudo terminals.</text:p>
          </table:table-cell>
        </table:table-row>
        <table:table-row>
          <table:table-cell table:style-name="Table3.A1" office:value-type="string">
            <text:p text:style-name="Table_20_Contents">rows, columns</text:p>
          </table:table-cell>
          <table:table-cell table:style-name="Table3.A1" office:value-type="string">
            <text:p text:style-name="Table_20_Contents">TTY driver</text:p>
          </table:table-cell>
          <table:table-cell table:style-name="Table3.A1" office:value-type="string">
            <text:p text:style-name="Table_20_Contents">Somebody's idea of the size, in characters, of the terminal attached to this TTY device. Basically, it's just a pair of variables within kernel space, that you may freely set and get. Setting them will cause the TTY driver to dispatch a <text:span text:style-name="Teletype">SIGWINCH</text:span> to the foreground job.</text:p>
          </table:table-cell>
        </table:table-row>
        <table:table-row>
          <table:table-cell table:style-name="Table3.A1" office:value-type="string">
            <text:p text:style-name="Table_20_Contents">line</text:p>
          </table:table-cell>
          <table:table-cell table:style-name="Table3.A1" office:value-type="string">
            <text:p text:style-name="Table_20_Contents">Line discipline</text:p>
          </table:table-cell>
          <table:table-cell table:style-name="Table3.A1" office:value-type="string">
            <text:p text:style-name="Table_20_Contents">The line discipline attached to the TTY device. 0 is <text:span text:style-name="Teletype">N_TTY</text:span>. All valid numbers are listed in <text:span text:style-name="Teletype">/proc/tty/ldiscs</text:span>. Unlisted numbers appear to be aliases for <text:span text:style-name="Teletype">N_TTY</text:span>, but don't rely on it.</text:p>
          </table:table-cell>
        </table:table-row>
      </table:table>
      <text:p text:style-name="Text_20_body">Try the following: Start an <text:span text:style-name="Teletype">xterm</text:span>. Make a note of its TTY device (as reported by <text:span text:style-name="Teletype">tty</text:span>) and its size (as reported by <text:span text:style-name="Teletype">stty -a</text:span>). Start <text:span text:style-name="Teletype">vim</text:span> (or some other full-screen terminal application) in the <text:span text:style-name="Teletype">xterm</text:span>. The editor queries the TTY device for the current terminal size in order to fill the entire window. Now, from a different shell window, type:</text:p>
      <text:p text:style-name="P31">stty -F <text:span text:style-name="T1">X</text:span> rows <text:span text:style-name="T1">Y</text:span></text:p>
      <text:p text:style-name="Text_20_body">where <text:span text:style-name="T1">X</text:span> is the TTY device, and <text:span text:style-name="T1">Y</text:span> is half the terminal height. This will update the TTY data structure in kernel memory, and send a <text:span text:style-name="Teletype">SIGWINCH</text:span> to the editor, which will promptly redraw itself using only the upper half of the available window area.</text:p>
      <text:p text:style-name="Text_20_body">The second line of <text:span text:style-name="Teletype">stty -a</text:span> output lists all the special characters. Start a new <text:span text:style-name="Teletype">xterm</text:span> and try this:</text:p>
      <text:p text:style-name="P31">stty intr o</text:p>
      <text:p text:style-name="Text_20_body">Now "<text:span text:style-name="Teletype">o</text:span>", rather than <text:span text:style-name="Teletype">^C</text:span>, will send a <text:span text:style-name="Teletype">SIGINT</text:span> to the foreground job. Try starting something, such as <text:span text:style-name="Teletype">cat</text:span>, and verify that you can't kill it using <text:span text:style-name="Teletype">^C</text:span>. Then, try typing "<text:span text:style-name="Teletype">hello</text:span>" into it.</text:p>
      <text:p text:style-name="Text_20_body">Occasionally, you may come across a UNIX system where the backspace key doesn't work. This happens when the terminal emulator transmits a backspace code (either ASCII 8 or ASCII 127) which doesn't match the <text:span text:style-name="Teletype">erase</text:span> setting in the TTY device. To remedy the problem, one usually <text:soft-page-break/>types <text:span text:style-name="Teletype">stty erase ^H</text:span> (for ASCII 8) or <text:span text:style-name="Teletype">stty erase ^?</text:span> (for ASCII 127). But please remember that many terminal applications use <text:span text:style-name="Teletype">readline</text:span>, which puts the line discipline in raw mode. Those applications aren't affected.</text:p>
      <text:p text:style-name="Text_20_body">Finally, <text:span text:style-name="Teletype">stty -a</text:span> lists a bunch of switches. As expected, they are listed in no particular order. Some of them are UART-related, some affect the line discipline behaviour, some are for flow control and some are for job control. A dash (<text:span text:style-name="Teletype">-</text:span>) indicates that the switch is off; otherwise it is on. All of the switches are explained in the <text:span text:style-name="Teletype">stty(1)</text:span> man page, so I'll just briefly mention a few:</text:p>
      <text:p text:style-name="Text_20_body"><text:span text:style-name="Teletype"><text:span text:style-name="T2">icanon</text:span></text:span> toggles the canonical (line-based) mode. Try this in a new <text:span text:style-name="Teletype">xterm</text:span>:</text:p>
      <text:p text:style-name="P31">stty -icanon; cat</text:p>
      <text:p text:style-name="Text_20_body">Note how all the line editing characters, such as backspace and <text:span text:style-name="Teletype">^U</text:span>, have stopped working. Also note that <text:span text:style-name="Teletype">cat</text:span> is receiving (and consequently outputting) one character at a time, rather than one line at a time.</text:p>
      <text:p text:style-name="Text_20_body"><text:span text:style-name="Teletype"><text:span text:style-name="T2">echo</text:span></text:span> enables character echoing, and is on by default. Re-enable canonical mode (<text:span text:style-name="Teletype">stty icanon</text:span>), and then try:</text:p>
      <text:p text:style-name="P31">stty -echo; cat</text:p>
      <text:p text:style-name="Text_20_body">As you type, your terminal emulator transmits information to the kernel. Usually, the kernel echoes the same information back to the terminal emulator, allowing you to see what you type. Without character echoing, you can't see what you type, but we're in cooked mode so the line editing facilities are still working. Once you press enter, the line discipline will transmit the edit buffer to <text:span text:style-name="Teletype">cat</text:span>, which will reveal what your wrote.</text:p>
      <text:p text:style-name="Text_20_body"><text:span text:style-name="Teletype"><text:span text:style-name="T2">tostop</text:span></text:span> controls whether background jobs are allowed to write to the terminal. First try this:</text:p>
      <text:p text:style-name="P31">stty tostop; (sleep 5; echo hello, world) &amp;</text:p>
      <text:p text:style-name="Text_20_body">The <text:span text:style-name="Teletype">&amp;</text:span> causes the command to run as a background job. After five seconds, the job will attempt to write to the TTY. The TTY driver will suspend it using <text:span text:style-name="Teletype">SIGTTOU</text:span>, and your shell will probably report this fact, either immediately, or when it's about to issue a new prompt to you. Now kill the background job, and try the following instead:</text:p>
      <text:p text:style-name="P31">stty -tostop; (sleep 5; echo hello, world) &amp;</text:p>
      <text:p text:style-name="Text_20_body">You will get your prompt back, but after five seconds, the background job transmits <text:span text:style-name="Teletype">hello, world</text:span> to the terminal, in the middle of whatever you were typing.</text:p>
      <text:p text:style-name="Text_20_body">Finally, <text:span text:style-name="Teletype">stty sane</text:span> will restore your TTY device configuration to something reasonable.</text:p>
      <text:h text:style-name="Heading_20_2" text:outline-level="2">Conclusion</text:h>
      <text:p text:style-name="Text_20_body">I hope this article has provided you with enough information to get to terms with TTY drivers and line disciplines, and how they are related to terminals, line editing and job control. Further details can be found in the various man pages I've mentioned, as well as in the glibc manual (<text:span text:style-name="Teletype">info libc</text:span>, "Job Control").</text:p>
      <text:p text:style-name="Text_20_body">Finally, while I don't have enough time to answer all the questions I get, I do welcome feedback on this and other pages on the site. Thanks for reading!</text:p>
      <text:p text:style-name="Text_20_body">Posted Friday 25-Jul-2008 19:46</text:p>
      <text:h text:style-name="Heading_20_3" text:outline-level="3">Discuss this page</text:h>
      <text:p text:style-name="Text_20_body">Disclaimer: I am not responsible for what people (other than myself) write in the forums. Please <text:soft-page-break/>report any abuse, such as insults, slander, spam and illegal material, and I will take appropriate actions. Don't feed the trolls.</text:p>
      <text:p text:style-name="Text_20_body">Jag tar inget ansvar för det som skrivs i forumet, förutom mina egna inlägg. Vänligen rapportera alla inlägg som bryter mot reglerna, så ska jag se vad jag kan göra. Som regelbrott räknas till exempel förolämpningar, förtal, spam och olagligt material. Mata inte trålarna.</text:p>
      <text:p text:style-name="Standard"/>
      <text:p text:style-name="P1"><text:a xlink:type="simple" xlink:href="http://www.linux.it/~rubini/docs/serial/serial.html">www.linux.it/~rubini/docs/serial/serial.html</text:a></text:p>
      <text:p text:style-name="P1"><text:a xlink:type="simple" xlink:href="http://www.linux.it/~rubini/docs/">http://www.linux.it/~rubini/docs/</text:a></text:p>
      <text:p text:style-name="P1">http://www.linux.it/~rubini/docs/sercons/sercons.html</text:p>
      <text:h text:style-name="Heading_20_1" text:outline-level="1">Serial Drivers</text:h>
      <text:p text:style-name="P14">by Alessandro Rubini</text:p>
      <text:p text:style-name="Text_20_body">This article is meant to show the internal structure of device drivers for serial ports, and how they can be perform a variety of services including <text:span text:style-name="T1">ppp</text:span> and <text:span text:style-name="T1">slip</text:span>. The discussion is based on 2.4 source code, but most of the material applies equally well to 2.2 and 2.0. </text:p>
      <text:h text:style-name="Heading_20_3" text:outline-level="3">The usual view of a serial port</text:h>
      <text:p text:style-name="Text_20_body">When discussing the software implementation of a serial port, the first thing that comes to mind is <text:span text:style-name="Source_20_Text">/dev/ttyS0</text:span>, as this is the most known character of serial communication, at least on PC-class computers. Since <text:span text:style-name="Source_20_Text">/dev/ttyS0</text:span> is a file special file of type ``char'', a serial driver is often considered a conventional char driver, and phrases like ``char drivers are exemplified by serial ports'' come to mind. Unfortunately, the exemplification is basically wrong. </text:p>
      <text:p text:style-name="Text_20_body">If you look in the real code, you'll see how the ``char driver'' idea only scratches the surface of what a serial driver is, and that's why a serial driver doesn't quite lend itself to be the prototypical example of char drivers. </text:p>
      <text:p text:style-name="Text_20_body">Actually, the ``char driver'' abstraction doesn't correctly describe serial device drivers because there is not specific major number associated to each of them. Actually, you can have add-on serial ports that plug in your computer and are managed by specific kernel modules but do not get assigned a new major number. </text:p>
      <text:p text:style-name="Text_20_body">Looking in <text:span text:style-name="Source_20_Text">/proc/devices</text:span> you'll find that major 4 is associated to the <text:span text:style-name="Source_20_Text">ttyS</text:span> driver, but that's a white lie: text-mode console devices belong to major 4 too, and, actually, Linux-2.0 used the more general ``<text:span text:style-name="Source_20_Text">ttyp</text:span>'' name for major number 4. </text:p>
      <text:p text:style-name="Text_20_body">What makes a serial port different from a more conventional char driver like the printer port or a tape drive is its being part of the tty abstraction. Since a serial communication channel can be used to plug an alphanumeric terminal, a serial device driver must be integrated in the terminal emulator layer, called the ``tty'' abstraction, from the name of ancient tele-type devices (still in wide use when Unix was being written) </text:p>
      <text:h text:style-name="Heading_20_3" text:outline-level="3">Overview of tty management</text:h>
      <text:p text:style-name="Text_20_body">Flexible and powerful tty handling is made up of several building blocks. You must consider that there exist a huge range of tty devices, from VGA and frame-buffer based text consoles up to serial communication channels and virtual terminals as exemplified by (but not limited to) the <text:span text:style-name="Source_20_Text">xterm</text:span> application. </text:p>
      <text:p text:style-name="Text_20_body">Figure 1 shows the various building blocks that are involved with operation of a serial driver. Most <text:soft-page-break/>files live in <text:span text:style-name="T1">drivers/char</text:span>, if not, the directory specified is relative to the root directory of the kernel source tree. The figure shows how each building block is registered (registration is there in order to allow each block to be implemented as a kernel module). </text:p>
      <text:p text:style-name="Horizontal_20_Line"/>
      <text:p text:style-name="Text_20_body"><draw:frame draw:style-name="fr4" draw:name="graphics11" text:anchor-type="as-char" svg:width="21.061cm" svg:height="16.298cm" draw:z-index="10"><draw:image xlink:href="http://www.linux.it/%7Erubini/docs/serial/fig1.png" xlink:type="simple" xlink:show="embed" xlink:actuate="onLoad"/></draw:frame> <text:line-break/><text:span text:style-name="T2">Figure 1</text:span> </text:p>
      <text:p text:style-name="Text_20_body">The image is available as PostScript <text:a xlink:type="simple" xlink:href="http://www.linux.it/%7Erubini/docs/serial/fig1.ps">here</text:a> </text:p>
      <text:p text:style-name="Horizontal_20_Line"/>
      <text:p text:style-name="Text_20_body">The file <text:span text:style-name="T1">fs/devices.c</text:span> exports the interface used by most system resources to register device drivers, each identified by a major number). This is how <text:span text:style-name="Source_20_Text">tty_register_driver</text:span> gets hold of a major number if it needs it to support the new tty driver (an object that is introduced below). The function is defined by <text:span text:style-name="T1">tty_io.c</text:span>, which also defines the file operations that are used to act on tty devices. File operation are the driver-specific implementations of <text:span text:style-name="T1">read</text:span>, <text:span text:style-name="T1">write</text:span> and the other system calls that relate to file access. </text:p>
      <text:p text:style-name="Text_20_body">What <text:span text:style-name="T1">serial.c</text:span> or other serial drivers do in order to run their own code is registering a <text:span text:style-name="Source_20_Text">struct tty_driver</text:span> object. The ``driver'' declares the major number and the range of minor numbers it is <text:soft-page-break/>going to manage, as well as a number of operations it supports. The operations are concerned with input and output of data as well as flow control and communication with higher layers. The implementation of these operations, together with interrupt handling and actual input/output of data is the scope of hardware drivers for serial ports. </text:p>
      <text:p text:style-name="Text_20_body">The data flow between user space and the serial device driver, therefore, is mediated by the tty layer, that implements functionalities that are common to all tty-type devices. However, not all of tty management is defined be <text:span text:style-name="T1">tty_io.c</text:span>, most of the policy is define by the <text:span text:style-name="T1">line discipline</text:span>, a software module that disciplines how a physical tty I/O line is used. The default line discipline for Linux is called <text:span text:style-name="Source_20_Text">N_TTY</text:span>, a name that will be explained later. If <text:span text:style-name="T1">n_tty</text:span> is active, input data reaches user space via the usual <text:span text:style-name="T1">/dev/</text:span> interface and the standard terminal I/O handling (i.e, all the features defined by <text:span text:style-name="Source_20_Text">&lt;termios.h&gt;</text:span>, that make terminal handling so powerful and so difficult). </text:p>
      <text:p text:style-name="Text_20_body">The red line in figure 1 shows the logical flow of data, from the hardware channel up to the user-accessible device special file and backwards. What keeps it all together is the <text:span text:style-name="Source_20_Text">struct tty</text:span> data item, that in itself includes a pointer to all three relevant objects: the <text:span text:style-name="Source_20_Text">file_operations</text:span> structure that is used in communicating with user space, the <text:span text:style-name="Source_20_Text">tty_driver</text:span> structure that hosts functions to control real hardware, and the <text:span text:style-name="Source_20_Text">tty_ldisc</text:span> structure that lists all entry points to the current line discipline. </text:p>
      <text:h text:style-name="Heading_20_3" text:outline-level="3">Why so complex?</text:h>
      <text:p text:style-name="Text_20_body">Sure this kind of arrangement may look exceedingly complex. However, as usual, the extra complexity is meant to make things ultimately more flexible and powerful. Adding support for new serial hardware may be different from writing a conventional char driver, but this setup guarantees full tty emulation on all serial ports without any code replication or unneeded complexity in the low-level driver. </text:p>
      <text:p text:style-name="Text_20_body">Another advantage of this kind of arrangement, possibly even more important than generalized tty support, is in the ability to change the line discipline associated to each tty device. Unlike typical device drivers, whose task is connecting an hardware device with user space, a serial driver has nothing to do with user space; data it receives from the hardware is passed over to the line discipline, and data it receives from software comes via a line discipline method. </text:p>
      <text:p text:style-name="Text_20_body">A serial driver, therefore, is not concerned in any way with data transfer to/from user space. The task is left to the line discipline, together with all the hairy <text:span text:style-name="Source_20_Text">termios</text:span> handling. This makes it possible for serial data to be steered to a different user-space access facility than its associated <text:span text:style-name="T1">ttyS</text:span> device special file. </text:p>
      <text:h text:style-name="Heading_20_3" text:outline-level="3">PPP and slip</text:h>
      <text:p text:style-name="Text_20_body">Whenever you dial your modem with <text:span text:style-name="T1">ppp</text:span> to connect to the Internet, or use the simpler <text:span text:style-name="T1">slip</text:span> communication protocol to connect the PC to your Linux palm-top, you are exploiting the complexity just shown. Both <text:span text:style-name="T1">ppp</text:span> and <text:span text:style-name="T1">slip</text:span> implement their own line discipline; when either of them is run, the tty device is switched to a different line discipline in order to detach <text:span text:style-name="T1">/dev/ttyS0</text:span> from the serial port and keep all of serial communication within the kernel. </text:p>
      <text:p text:style-name="Text_20_body">Figure 2 shows the conceptual layout in the <text:span text:style-name="T1">slip</text:span> case. I chose not to use <text:span text:style-name="T1">ppp</text:span> in the example to avoid extra complexity or incorrect simplification. In version 2.4 of the Linux kernel the <text:span text:style-name="T1">ppp</text:span> software implementation is split in several files (once again, it's more structured to be more powerful and avoid code replication across similar devices). The two protocols behave otherwise in the same manner. </text:p>
      <text:p text:style-name="Horizontal_20_Line"/>
      <text:p text:style-name="Text_20_body"><text:soft-page-break/><draw:frame draw:style-name="fr4" draw:name="graphics12" text:anchor-type="as-char" svg:width="21.061cm" svg:height="16.298cm" draw:z-index="11"><draw:image xlink:href="http://www.linux.it/%7Erubini/docs/serial/fig2.png" xlink:type="simple" xlink:show="embed" xlink:actuate="onLoad"/></draw:frame> <text:line-break/><text:span text:style-name="T2">Figure 2</text:span> </text:p>
      <text:p text:style-name="Text_20_body">The image is available as PostScript <text:a xlink:type="simple" xlink:href="http://www.linux.it/%7Erubini/docs/serial/fig2.ps">here</text:a> </text:p>
      <text:p text:style-name="Horizontal_20_Line"/>
      <text:p text:style-name="Text_20_body">The role of the <text:span text:style-name="T1">slip</text:span> driver, as shown, is registering both a network device (depicted as <text:span text:style-name="Source_20_Text">slip0</text:span> and a line discipline for tty devices (called <text:span text:style-name="Source_20_Text">N_SLIP</text:span>). When the tty device is switched to the new line discipline, TCP/IP communication can begin. The new line discipline sets up data transfer between serial hardware and the network layer; when it is active, nothing can be read from or written to the associated <text:span text:style-name="T1">/dev/ttyS</text:span> device. As soon as the device (<text:span text:style-name="Source_20_Text">/dev/ttyS0</text:span> or equivalent) is closed, the default line discipline is restored. Actually, that's the main reason why neither <text:span text:style-name="T1">slattach</text:span> nor <text:span text:style-name="T1">pppd</text:span> can exit after setting up the network channel. </text:p>
      <text:h text:style-name="Heading_20_3" text:outline-level="3">The individual data structures</text:h>
      <text:p text:style-name="Text_20_body">There are three main data structures involved in tty management (and thus, serial communication): </text:p>
      <text:list xml:id="list758842115" text:style-name="L13">
        <text:list-item>
          <text:p text:style-name="P28"><text:span text:style-name="Source_20_Text">struct tty_struct</text:span>: this is the data structure that stays at the core of tty management. It includes both of the following structures. An instance of <text:span text:style-name="Source_20_Text">tty_struct</text:span> is created any <text:soft-page-break/>time a new tty device is opened, and exists until it is last closed. Note that actual code (in <text:span text:style-name="Source_20_Text">tty_io.c</text:span>) is complicated by the need to preserve <text:span text:style-name="Source_20_Text">termios</text:span> settings across close and open, at least for some of the ttys (like serial ports). </text:p>
        </text:list-item>
        <text:list-item>
          <text:p text:style-name="P15"><text:span text:style-name="Source_20_Text">struct tty_driver</text:span>: this is the low level hardware handling. At open time, the function <text:span text:style-name="Source_20_Text">get_tty_driver</text:span> retrieves the driver for the current tty an places it into the <text:span text:style-name="Source_20_Text">driver</text:span> field of <text:span text:style-name="Source_20_Text">tty_struct</text:span>, where it is further accessed. </text:p>
          <text:p text:style-name="P30"><text:span text:style-name="Source_20_Text"><text:s text:c="8"/>struct tty_driver {</text:span></text:p>
          <text:p text:style-name="P30"><text:span text:style-name="Source_20_Text"><text:s text:c="8"/></text:span></text:p>
          <text:p text:style-name="P30"><text:span text:style-name="Source_20_Text"><text:s text:c="12"/>/* the driver states which range of devices it supports */</text:span></text:p>
          <text:p text:style-name="P30"><text:span text:style-name="Source_20_Text"><text:s text:c="12"/>short major; <text:s text:c="8"/>/* major device number */</text:span></text:p>
          <text:p text:style-name="P30"><text:span text:style-name="Source_20_Text"><text:s text:c="12"/>short minor_start; <text:s text:c="2"/>/* start of minor device number*/</text:span></text:p>
          <text:p text:style-name="P30"><text:span text:style-name="Source_20_Text"><text:s text:c="12"/>short <text:s text:c="2"/>num; <text:s text:c="8"/>/* number of devices */</text:span></text:p>
          <text:p text:style-name="P30"><text:span text:style-name="Source_20_Text"><text:s text:c="8"/></text:span></text:p>
          <text:p text:style-name="P30"><text:span text:style-name="Source_20_Text"><text:s text:c="12"/>/* and has its own operations */</text:span></text:p>
          <text:p text:style-name="P30"><text:span text:style-name="Source_20_Text"><text:s text:c="12"/>int <text:s/>(*open)();</text:span></text:p>
          <text:p text:style-name="P30"><text:span text:style-name="Source_20_Text"><text:s text:c="12"/>void (*close)();</text:span></text:p>
          <text:p text:style-name="P30"><text:span text:style-name="Source_20_Text"><text:s text:c="12"/>int <text:s/>(*write)();</text:span></text:p>
          <text:p text:style-name="P30"><text:span text:style-name="Source_20_Text"><text:s text:c="12"/>int <text:s/>(*ioctl)(); <text:s/>/* device-specific control */</text:span></text:p>
          <text:p text:style-name="P30"><text:span text:style-name="Source_20_Text"><text:s text:c="8"/></text:span></text:p>
          <text:p text:style-name="P30"><text:span text:style-name="Source_20_Text"><text:s text:c="12"/>/* return information on buffer state */</text:span></text:p>
          <text:p text:style-name="P30"><text:span text:style-name="Source_20_Text"><text:s text:c="12"/>int <text:s/>(*write_room)(); <text:s text:c="5"/>/* how much can be written */</text:span></text:p>
          <text:p text:style-name="P30"><text:span text:style-name="Source_20_Text"><text:s text:c="12"/>int <text:s/>(*chars_in_buffer)(); /* how much is there to read */</text:span></text:p>
          <text:p text:style-name="P30"><text:span text:style-name="Source_20_Text"><text:s text:c="8"/></text:span></text:p>
          <text:p text:style-name="P30"><text:span text:style-name="Source_20_Text"><text:s text:c="12"/>/* flow control, input and output */</text:span></text:p>
          <text:p text:style-name="P30"><text:span text:style-name="Source_20_Text"><text:s text:c="12"/>void (*throttle)();</text:span></text:p>
          <text:p text:style-name="P30"><text:span text:style-name="Source_20_Text"><text:s text:c="12"/>void (*unthrottle)();</text:span></text:p>
          <text:p text:style-name="P30"><text:span text:style-name="Source_20_Text"><text:s text:c="12"/>void (*stop)();</text:span></text:p>
          <text:p text:style-name="P30"><text:span text:style-name="Source_20_Text"><text:s text:c="12"/>void (*start)();</text:span></text:p>
          <text:p text:style-name="P30"><text:span text:style-name="Source_20_Text"><text:s text:c="8"/></text:span></text:p>
          <text:p text:style-name="P30"><text:span text:style-name="Source_20_Text"><text:s text:c="12"/>/* and callbacks for /proc/tty/driver/ */</text:span></text:p>
          <text:p text:style-name="P30"><text:span text:style-name="Source_20_Text"><text:s text:c="12"/>int (*read_proc)();</text:span></text:p>
          <text:p text:style-name="P30"><text:span text:style-name="Source_20_Text"><text:s text:c="12"/>int (*write_proc)();</text:span></text:p>
          <text:p text:style-name="P30"><text:span text:style-name="Source_20_Text"><text:s text:c="8"/>};</text:span></text:p>
          <text:p text:style-name="P33"><text:span text:style-name="Source_20_Text"><text:s text:c="8"/></text:span></text:p>
        </text:list-item>
        <text:list-item>
          <text:p text:style-name="P15"><text:span text:style-name="Source_20_Text">struct tty_ldisc</text:span>: the structure is referenced by the <text:span text:style-name="Source_20_Text">ldisc</text:span> field of <text:span text:style-name="Source_20_Text">tty_struct</text:span>. At open time the field is initialized to reference <text:span text:style-name="T1">n_tty</text:span>, and user programs can change the current line discipline via <text:span text:style-name="T1">ioctl</text:span>, as explained in a while. </text:p>
          <text:p text:style-name="P30"><text:span text:style-name="Source_20_Text"><text:s text:c="8"/>struct tty_ldisc {</text:span></text:p>
          <text:p text:style-name="P30"><text:span text:style-name="Source_20_Text"><text:s text:c="8"/></text:span></text:p>
          <text:p text:style-name="P30"><text:span text:style-name="Source_20_Text"><text:s text:c="12"/>/* routines called from above */</text:span></text:p>
          <text:p text:style-name="P30"><text:span text:style-name="Source_20_Text"><text:s text:c="12"/>int <text:s text:c="4"/>(*open)();</text:span></text:p>
          <text:p text:style-name="P30"><text:span text:style-name="Source_20_Text"><text:s text:c="12"/>void <text:s text:c="3"/>(*close)();</text:span></text:p>
          <text:p text:style-name="P30"><text:span text:style-name="Source_20_Text"><text:s text:c="12"/>ssize_t (*read)();</text:span></text:p>
          <text:p text:style-name="P30"><text:span text:style-name="Source_20_Text"><text:s text:c="12"/>ssize_t (*write)();</text:span></text:p>
          <text:p text:style-name="P30"><text:span text:style-name="Source_20_Text"><text:s text:c="12"/>int <text:s text:c="4"/>(*ioctl)();</text:span></text:p>
          <text:p text:style-name="P30"><text:span text:style-name="Source_20_Text"><text:s text:c="8"/></text:span></text:p>
          <text:p text:style-name="P30"><text:span text:style-name="Source_20_Text"><text:s text:c="12"/>/* routines called from below */</text:span></text:p>
          <text:p text:style-name="P30"><text:span text:style-name="Source_20_Text"><text:s text:c="12"/>void <text:s text:c="3"/>(*receive_buf)();</text:span></text:p>
          <text:p text:style-name="P30"><text:span text:style-name="Source_20_Text"><text:s text:c="12"/>int <text:s text:c="4"/>(*receive_room)();</text:span></text:p>
          <text:p text:style-name="P30"><text:span text:style-name="Source_20_Text"><text:s text:c="12"/>void <text:s text:c="3"/>(*write_wakeup)();</text:span></text:p>
          <text:p text:style-name="P30"><text:span text:style-name="Source_20_Text"><text:s text:c="8"/>};</text:span></text:p>
          <text:p text:style-name="P33"><text:span text:style-name="Source_20_Text"><text:s text:c="8"/></text:span></text:p>
        </text:list-item>
      </text:list>
      <text:p text:style-name="Text_20_body">The structures are declared in three different files: <text:span text:style-name="Source_20_Text">tty_struct</text:span> is a complex structure defined in <text:span text:style-name="T1">include/linux/tty.h</text:span>, a header generally devoted to tty issues. Actually, it is not as interesting to look at as the other two, because user modules rarely need to directly interact with it. </text:p>
      <text:p text:style-name="Text_20_body"><text:soft-page-break/><text:span text:style-name="T1">include/linux/tty_driver.h</text:span> and <text:span text:style-name="T1">include/linux/tty_ldisc.h</text:span> are devoted exclusively to the definition of the relevant data structures. The files carry a prominent comment block that explains the exact role of most of the fields. Unlike <text:span text:style-name="Source_20_Text">tty_struct</text:span>, both <text:span text:style-name="Source_20_Text">tty_driver</text:span> and <text:span text:style-name="Source_20_Text">tty_ldisc</text:span> are actively used by authors of device driver modules. </text:p>
      <text:p text:style-name="Text_20_body">Typically, a kernel module that supports a new kind of hardware transmission will implement a <text:span text:style-name="Source_20_Text">tty_driver</text:span> structure, while a module that uses generic serial hardware for a new purpose will implement a line discipline. For example, if you have a special keyboard that transmits data via a standard RS-232 serial port, you'll need a line discipline that gathers data packets and send them to either the input mechanism (see <text:span text:style-name="T1">drivers/input/input.c</text:span> and <text:span text:style-name="T1">include/linux/input.h</text:span>) or to the generic keyboard driver (using <text:span text:style-name="Source_20_Text">handle_scancode()</text:span>, exported by <text:span text:style-name="T1">drivers/char/keyboard.c</text:span>). </text:p>
      <text:p text:style-name="Text_20_body">Listing 1 shows the most important operations declared by the <text:span text:style-name="Source_20_Text">tty_driver</text:span> data structure, while listing 2 depicts those exported by the line discipline. Note that those listings are by no means complete, if you look for authoritative information, you should read the relevant header files. </text:p>
      <text:h text:style-name="Heading_20_3" text:outline-level="3">Data flow in reading and writing</text:h>
      <text:p text:style-name="Horizontal_20_Line"/>
      <text:p text:style-name="Text_20_body"><draw:frame draw:style-name="fr4" draw:name="graphics13" text:anchor-type="as-char" svg:width="22.384cm" svg:height="15.849cm" draw:z-index="12"><draw:image xlink:href="http://www.linux.it/%7Erubini/docs/serial/fig3.png" xlink:type="simple" xlink:show="embed" xlink:actuate="onLoad"/></draw:frame> <text:line-break/><text:soft-page-break/><text:span text:style-name="T2">Figure 3</text:span> </text:p>
      <text:p text:style-name="Text_20_body">The image is available as PostScript <text:a xlink:type="simple" xlink:href="http://www.linux.it/%7Erubini/docs/serial/fig3.ps">here</text:a> </text:p>
      <text:p text:style-name="Horizontal_20_Line"/>
      <text:p text:style-name="Text_20_body">Figure 3 visualizes how data flows from user space down to hardware interfaces and backwards. It refers to the specific case of a standard PC serial port with the default line discipline attached. The logical stacking of line disciplines (near to user space) and tty drivers (near to the hardware itself) should be apparent. </text:p>
      <text:p text:style-name="Text_20_body">While writing data is straightforward, the reading process may need some explanation. Reading is more complex than writing because there's no direct causal relationship between hardware (that pushes up data when it arrives) and user space (that requests data when it needs it). The solution is, as you expected, use of buffering: data received by hardware remains on hold in a kernel buffer until a user space program requests it; whenever a user program asks for data and the buffer is empty, the program is put to sleep, and is awaken only when the buffer is filled with at least partially. Note that a write buffer exists as well, however, the <text:span text:style-name="T1">write</text:span> implementation is much more straightforward because each step towards hardware level is directly driven by the step above it. There are no uncontrolled delays in data transmission, and the buffer is only needed to decouple hardware transmission from program flow. The figure does not show it for simplicity. </text:p>
      <text:p text:style-name="Text_20_body">When tty devices are concerned, the read buffer lives within the tty data structure; while this makes <text:span text:style-name="Source_20_Text">struct tty_struct</text:span> considerably bigger, there is no point in keeping the buffer elsewhere: each tty can't transfer data without a buffer, and tty devices are dynamically allocated so no memory is wasted in buffers for unused devices. </text:p>
      <text:p text:style-name="Text_20_body">Actually, tty-related buffering is organized in two levels: kernel developers chose to provide both a ``conventional'' buffer, where data is waiting to be eaten by the line discipline (i.e., in the default case, being transferred to user space), and a ``flip'' buffer, used by hardware routines to store incoming data as quickly as possible, without the need to synchronize for concurrent access: flip buffers are exclusive ownership of the hardware device, which eventually calls <text:span text:style-name="T1">tty_flip_buffer_push</text:span> to deliver data to the tty buffer, where the line discipline pulls it from. </text:p>
      <text:p text:style-name="Text_20_body">It's interesting to note that the flip buffer is laid out as two physical buffers that are alternatively written to. This allows more reliable operation, as the interrupt handler will always have a whole buffer available for writing. The function <text:span text:style-name="T1">flush_to_ldisc</text:span>, called by the low-level driver and part of the tty layer (i.e., <text:span text:style-name="T1">tty_io.c</text:span>), arranges for the flip buffer to be flipped, before the interrupt handler returns. This layout, by the way, is why the flip buffer is called so. </text:p>
      <text:h text:style-name="Heading_20_3" text:outline-level="3">How to use a custom line discipline</text:h>
      <text:p text:style-name="Text_20_body">Kernel code, as stated, can register a new line discipline with the tty subsystem, and this is also available to modularized code. You could, therefore, write your own line discipline and register it. Each line discipline is identified by a number, and a symbolic name for it is available, as common with C programming. Assigned numbers are given a name by <text:span text:style-name="T1">include/asm/termios.h</text:span>. </text:p>
      <text:p text:style-name="Text_20_body">The default tty line discipline is identified by a number of <text:span text:style-name="Source_20_Text">N_TTY</text:span>, PPP uses <text:span text:style-name="Source_20_Text">N_PPP</text:span> and so on. Unfortunately, no line discipline numbers have currently been reserved for ``local use'', so you can only experiment with the numbers that are not used on your system. Actually, no official driver currently used <text:span text:style-name="Source_20_Text">N_MOUSE</text:span>, so this is a good bet for your custom line discipline. </text:p>
      <text:p text:style-name="Text_20_body">In order to activate the <text:span text:style-name="Source_20_Text">N_MOUSE</text:span> line discipline, the user space program must use this code: </text:p>
      <text:p text:style-name="Preformatted_20_Text"><text:span text:style-name="Source_20_Text"><text:s text:c="4"/>#include </text:span></text:p>
      <text:p text:style-name="Preformatted_20_Text"/>
      <text:p text:style-name="Preformatted_20_Text"><text:span text:style-name="Source_20_Text"><text:s text:c="4"/>int i = N_MOUSE;</text:span></text:p>
      <text:p text:style-name="P31"><text:span text:style-name="Source_20_Text"><text:s text:c="4"/>ioctl(fd, TIOCSETD, &amp;i);</text:span></text:p>
      <text:h text:style-name="Heading_20_3" text:outline-level="3"><text:soft-page-break/>The role of register_serial</text:h>
      <text:p text:style-name="Text_20_body">If you noted that <text:span text:style-name="T1">drivers/char/serial.c</text:span> exports a function called <text:span text:style-name="T1">register_serial</text:span>, you may wonder what's its role in the tty architecture just outlined. As a matter of facts, the facility is only an hook offered by the ``standard'' serial tty driver in order to easy run-time addition of standard serial ports. The ``serial'' being registered is not a whole software module, but rather, only a definition or parameters to use for the new serial port. The parameters are described by <text:span text:style-name="Source_20_Text">struct serial_struct</text:span>, which in turn is defined by <text:span text:style-name="T1">include/linux/serial.h</text:span>; they are used by the conventional serial driver, exploiting the de-facto standardization that exists on PC serial ports. You can't use the function to register a driver for serial hardware of a different kind than a 16450 or compatible UART. The list of supported hardware for the PC platform is found in the array <text:span text:style-name="Source_20_Text">uart_config</text:span>, in <text:span text:style-name="T1">serial.c</text:span>. Other platforms offer different implementations for <text:span text:style-name="Source_20_Text">register_serial</text:span>. </text:p>
      <text:h text:style-name="Heading_20_3" text:outline-level="3">The serial console</text:h>
      <text:p text:style-name="Text_20_body">Serial ports can also be used as console devices, and this kind of functionality is separate from tty management. Actually, the console device sits in the lowest levels of Linux, as it must bring critical information out of the system as soon as possible. It just can't be involved in all the complexity of tty management. But in version 2.4 (as well as 2.2) console management is a world of its own, with its own data structures and functions that make it very flexible yet reliable. Discussi</text:p>
      <text:p text:style-name="Standard">Discussion of such world is best delayed to next month's colum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Free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DejaVu Sans Mono" style:font-name-asian="DejaVu Sans Mono" style:font-name-complex="FreeSans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FreeSans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7:10:26</meta:creation-date>
    <dc:date>2017-01-03T22:27:18</dc:date>
    <meta:editing-duration>PT5H15M2S</meta:editing-duration>
    <meta:editing-cycles>4</meta:editing-cycles>
    <meta:generator>LibreOffice/3.5$Linux_X86_64 LibreOffice_project/350m1$Build-2</meta:generator>
    <meta:document-statistic meta:table-count="3" meta:image-count="13" meta:object-count="0" meta:page-count="21" meta:paragraph-count="316" meta:word-count="7924" meta:character-count="47623" meta:non-whitespace-character-count="39241"/>
  </office:meta>
</office:document-meta>
</file>